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7bd9e" officeooo:paragraph-rsid="0007bd9e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07bd9e" officeooo:paragraph-rsid="0007bd9e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none" officeooo:rsid="00097613" officeooo:paragraph-rsid="00097613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 officeooo:rsid="000b21ab" officeooo:paragraph-rsid="000b21ab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officeooo:rsid="000c5dd4" officeooo:paragraph-rsid="000c5dd4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officeooo:rsid="000c5dd4" officeooo:paragraph-rsid="000c5dd4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officeooo:rsid="000c5dd4" officeooo:paragraph-rsid="000eba6d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none" officeooo:rsid="000eba6d" officeooo:paragraph-rsid="000eba6d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none" officeooo:rsid="0011bfc7" officeooo:paragraph-rsid="0011bfc7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none" officeooo:rsid="00138eae" officeooo:paragraph-rsid="00138eae"/>
    </style:style>
    <style:style style:name="P11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097613" officeooo:paragraph-rsid="00097613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0b21ab" officeooo:paragraph-rsid="000b21ab"/>
    </style:style>
    <style:style style:name="P13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0c5dd4" officeooo:paragraph-rsid="000c5dd4"/>
    </style:style>
    <style:style style:name="P14" style:family="paragraph" style:parent-style-name="Standard">
      <style:paragraph-properties fo:text-align="start" style:justify-single-word="false" fo:break-before="page"/>
      <style:text-properties fo:color="#c9211e" loext:opacity="100%" style:font-name="Arial" style:text-underline-style="none" officeooo:rsid="00138eae" officeooo:paragraph-rsid="00138eae"/>
    </style:style>
    <style:style style:name="T1" style:family="text">
      <style:text-properties officeooo:rsid="0011bf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 professionnelles d’information de service technique</text:p>
      <text:p text:style-name="P2"/>
      <text:p text:style-name="P2"/>
      <text:p text:style-name="P11">1. Définition</text:p>
      <text:p text:style-name="P3"/>
      <text:p text:style-name="P3">Document écrit interne à l’entreprise/administration</text:p>
      <text:p text:style-name="P3">Utilisé pour la transmission d’information</text:p>
      <text:p text:style-name="P3">Utilisé pour la transmission d’ordres</text:p>
      <text:p text:style-name="P3">Note le plus souvent descendante</text:p>
      <text:p text:style-name="P3"/>
      <text:p text:style-name="P3">3 sortes de notes :</text:p>
      <text:p text:style-name="P3"><text:tab/>⇒ note d’information</text:p>
      <text:p text:style-name="P3"><text:tab/>⇒ Note de service</text:p>
      <text:p text:style-name="P3"><text:tab/>⇒ Note technique</text:p>
      <text:p text:style-name="P3"/>
      <text:p text:style-name="P3"/>
      <text:p text:style-name="P11">2. Utilité dans le monde du travail</text:p>
      <text:p text:style-name="P3"/>
      <text:p text:style-name="P3">Mettre en exécution une décision ayant des conséquences pratiques</text:p>
      <text:p text:style-name="P3"/>
      <text:p text:style-name="P3">Note d’information</text:p>
      <text:p text:style-name="P3"><text:tab/>⇒ Transmettre les informations sur la vie de l’entreprise</text:p>
      <text:p text:style-name="P3"/>
      <text:p text:style-name="P3">Note de service</text:p>
      <text:p text:style-name="P3"><text:tab/>⇒ Donner des consignes, permanente ou temporaires</text:p>
      <text:p text:style-name="P3"/>
      <text:p text:style-name="P3">Note technique</text:p>
      <text:p text:style-name="P3"><text:tab/>⇒ Permettre à des spécialistes d’avoir des informations détaillées et actualisées <text:tab/><text:tab/>pour résoudre un problème</text:p>
      <text:p text:style-name="P3"/>
      <text:p text:style-name="P11">3. Contenu</text:p>
      <text:p text:style-name="P3"/>
      <text:p text:style-name="P3">Textes</text:p>
      <text:p text:style-name="P3"><text:tab/>⇒ Informatifs</text:p>
      <text:p text:style-name="P3"><text:tab/>⇒ Précis</text:p>
      <text:p text:style-name="P3"><text:tab/>⇒ Concis</text:p>
      <text:p text:style-name="P3"><text:tab/>⇒ Clairs</text:p>
      <text:p text:style-name="P3"/>
      <text:p text:style-name="P3">Exposition de</text:p>
      <text:p text:style-name="P3"><text:tab/>⇒ faits</text:p>
      <text:p text:style-name="P3"><text:tab/>⇒ recommandation</text:p>
      <text:p text:style-name="P3"><text:tab/>…</text:p>
      <text:p text:style-name="P3"><text:tab/>⇒ Description des opérations </text:p>
      <text:p text:style-name="P3"/>
      <text:p text:style-name="P3">Plan habituel</text:p>
      <text:p text:style-name="P3"><text:tab/>⇒ Introduction rare</text:p>
      <text:p text:style-name="P3"><text:tab/>⇒ Développement</text:p>
      <text:p text:style-name="P3"><text:tab/>⇒ Conclusion parfois</text:p>
      <text:p text:style-name="P3"/>
      <text:p text:style-name="P12">4. Exemples traditionnels</text:p>
      <text:p text:style-name="P4"><text:tab/>⇒ Voir diapo</text:p>
      <text:p text:style-name="P4"/>
      <text:p text:style-name="P13"><text:soft-page-break/>5. Style</text:p>
      <text:p text:style-name="P5"/>
      <text:p text:style-name="P5">2 impératifs</text:p>
      <text:p text:style-name="P5"><text:tab/>⇒ Ne donner lieu à aucune hésitation ou erreur</text:p>
      <text:p text:style-name="P5"><text:tab/>⇒ S’adresser à un public précis</text:p>
      <text:p text:style-name="P5"><text:tab/><text:tab/>⇒ Tenir compte des caractéristiques de celui-ci</text:p>
      <text:p text:style-name="P5"/>
      <text:p text:style-name="P8">Note d’information / technique</text:p>
      <text:p text:style-name="P8"><text:tab/>⇒ Ton neutre, impersonnel</text:p>
      <text:p text:style-name="P8"><text:tab/>⇒ Pronom je / nous (peu utilisé)</text:p>
      <text:p text:style-name="P8"><text:tab/>⇒ Forme passive</text:p>
      <text:p text:style-name="P8"><text:tab/>⇒ Conditionnel, formule (il paraît que, il semble que…)</text:p>
      <text:p text:style-name="P8"/>
      <text:p text:style-name="P8">Note de service</text:p>
      <text:p text:style-name="P8"><text:tab/>⇒ Ton impératif, courtois</text:p>
      <text:p text:style-name="P8"><text:tab/>⇒ pronom je / nous</text:p>
      <text:p text:style-name="P8"><text:tab/>⇒ Présent / future (jamais conditionnel)</text:p>
      <text:p text:style-name="P8"><text:tab/>⇒ Terme fermes (devoirs , vouloir bien, être prié de…)</text:p>
      <text:p text:style-name="P7"/>
      <text:p text:style-name="P9">Rédaction</text:p>
      <text:p text:style-name="P5"><text:tab/><text:span text:style-name="T1">⇒ Vocabulaire précis, clair</text:span></text:p>
      <text:p text:style-name="P5"><text:tab/><text:span text:style-name="T1">⇒ Phrase courtes</text:span></text:p>
      <text:p text:style-name="P5"><text:tab/><text:span text:style-name="T1">⇒ Pas de problème d’expression</text:span></text:p>
      <text:p text:style-name="P5"><text:tab/><text:span text:style-name="T1">⇒ Note technique ⇒ pareil + vocabulaire technique</text:span></text:p>
      <text:p text:style-name="P5"/>
      <text:p text:style-name="P9">Longueur</text:p>
      <text:p text:style-name="P9"><text:tab/>⇒ Note d’information</text:p>
      <text:p text:style-name="P9"><text:tab/><text:tab/>⇒ 1à 3 pages</text:p>
      <text:p text:style-name="P9"><text:tab/>⇒ Note de service</text:p>
      <text:p text:style-name="P9"><text:tab/><text:tab/>⇒ 1 page au plus</text:p>
      <text:p text:style-name="P9"><text:tab/>⇒ Note technique</text:p>
      <text:p text:style-name="P9"><text:tab/><text:tab/>⇒ 1 à 5 pages</text:p>
      <text:p text:style-name="P9"/>
      <text:p text:style-name="P9">Présentation</text:p>
      <text:p text:style-name="P9"><text:tab/>⇒ Présentation claire et attractive si affichage</text:p>
      <text:p text:style-name="P9"><text:tab/><text:tab/>⇒ Note de service, d’information</text:p>
      <text:p text:style-name="P9"><text:tab/><text:tab/><text:tab/>⇒ puce</text:p>
      <text:p text:style-name="P9"><text:tab/><text:tab/><text:tab/>⇒ texte aéré</text:p>
      <text:p text:style-name="P9"><text:tab/><text:tab/><text:tab/>⇒ gras, capitales</text:p>
      <text:p text:style-name="P9"><text:tab/><text:tab/><text:tab/>⇒ voire de la couleur</text:p>
      <text:p text:style-name="P9"><text:tab/><text:tab/>⇒ Note technique</text:p>
      <text:p text:style-name="P9"><text:tab/><text:tab/><text:tab/>⇒ claire et attractive si affichage</text:p>
      <text:p text:style-name="P9"><text:tab/><text:tab/><text:tab/>⇒ puce</text:p>
      <text:p text:style-name="P9"><text:tab/><text:tab/><text:tab/>⇒ texte aéré</text:p>
      <text:p text:style-name="P9"><text:tab/><text:tab/><text:tab/>⇒ gras, capitales</text:p>
      <text:p text:style-name="P9"><text:tab/><text:tab/><text:tab/></text:p>
      <text:p text:style-name="P9"/>
      <text:p text:style-name="P9"/>
      <text:p text:style-name="P10"/>
      <text:p text:style-name="P14">6. Site officiel à consulter</text:p>
      <text:p text:style-name="P10"/>
      <text:p text:style-name="P10">ANSSI (Agence nationale de la sécurité des systèmes d’information)</text:p>
      <text:p text:style-name="P10"><text:tab/>⇒ Nombreuses notes techniques par le biais de son CERT</text:p>
      <text:p text:style-name="P10"><text:tab/><text:tab/>⇒ aider à en créer</text:p>
      <text:p text:style-name="P10"/>
      <text:p text:style-name="P10">Cybermalveillance</text:p>
      <text:p text:style-name="P10"><text:tab/>⇒ Nombreux mémos et notes concernant les problèmes courants rencontrés dans <text:tab/><text:tab/>le monde professionnel</text:p>
      <text:p text:style-name="P10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6:48:48.821162182</meta:creation-date>
    <dc:date>2024-01-29T15:53:00.174575080</dc:date>
    <meta:editing-duration>PT29M13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3" meta:paragraph-count="82" meta:word-count="349" meta:character-count="2172" meta:non-whitespace-character-count="1818"/>
  </office:meta>
</office:document-meta>
</file>